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609in"/>
    </style:style>
    <style:style style:name="TableColumn3" style:family="table-column">
      <style:table-column-properties style:column-width="0.2125in"/>
    </style:style>
    <style:style style:name="Table1" style:family="table" style:master-page-name="MP0">
      <style:table-properties style:width="1.8215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" style:parent-style-name="Normal" style:family="paragraph">
      <style:paragraph-properties fo:break-before="page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9" style:family="table-cell">
      <style:table-cell-properties fo:border="none" style:writing-mode="lr-tb" fo:padding-top="0in" fo:padding-left="0.1041in" fo:padding-bottom="0in" fo:padding-right="0.1041in"/>
    </style:style>
    <style:style style:name="P3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1" style:family="table-row">
      <style:table-row-properties/>
    </style:style>
    <style:style style:name="TableCell3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39" style:family="table-cell">
      <style:table-cell-properties fo:border="none" style:writing-mode="lr-tb" fo:padding-top="0in" fo:padding-left="0.1041in" fo:padding-bottom="0in" fo:padding-right="0.1041in"/>
    </style:style>
    <style:style style:name="P4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41" style:family="table-row">
      <style:table-row-properties/>
    </style:style>
    <style:style style:name="TableCell4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4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49" style:family="table-cell">
      <style:table-cell-properties fo:border="none" style:writing-mode="lr-tb" fo:padding-top="0in" fo:padding-left="0.1041in" fo:padding-bottom="0in" fo:padding-right="0.1041in"/>
    </style:style>
    <style:style style:name="P5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51" style:family="table-row">
      <style:table-row-properties/>
    </style:style>
    <style:style style:name="TableCell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59" style:family="table-cell">
      <style:table-cell-properties fo:border="none" style:writing-mode="lr-tb" fo:padding-top="0in" fo:padding-left="0.1041in" fo:padding-bottom="0in" fo:padding-right="0.1041in"/>
    </style:style>
    <style:style style:name="P6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61" style:family="table-row">
      <style:table-row-properties/>
    </style:style>
    <style:style style:name="TableCell6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69" style:family="table-cell">
      <style:table-cell-properties fo:border="none" style:writing-mode="lr-tb" fo:padding-top="0in" fo:padding-left="0.1041in" fo:padding-bottom="0in" fo:padding-right="0.1041in"/>
    </style:style>
    <style:style style:name="P7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71" style:family="table-row">
      <style:table-row-properties/>
    </style:style>
    <style:style style:name="TableCell7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7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79" style:family="table-cell">
      <style:table-cell-properties fo:border="none" style:writing-mode="lr-tb" fo:padding-top="0in" fo:padding-left="0.1041in" fo:padding-bottom="0in" fo:padding-right="0.1041in"/>
    </style:style>
    <style:style style:name="P8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81" style:family="table-row">
      <style:table-row-properties/>
    </style:style>
    <style:style style:name="TableCell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86" style:family="table-row">
      <style:table-row-properties/>
    </style:style>
    <style:style style:name="TableCell8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89" style:family="table-cell">
      <style:table-cell-properties fo:border="none" style:writing-mode="lr-tb" fo:padding-top="0in" fo:padding-left="0.1041in" fo:padding-bottom="0in" fo:padding-right="0.1041in"/>
    </style:style>
    <style:style style:name="P9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91" style:family="table-row">
      <style:table-row-properties/>
    </style:style>
    <style:style style:name="TableCell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99" style:family="table-cell">
      <style:table-cell-properties fo:border="none" style:writing-mode="lr-tb" fo:padding-top="0in" fo:padding-left="0.1041in" fo:padding-bottom="0in" fo:padding-right="0.1041in"/>
    </style:style>
    <style:style style:name="P10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01" style:family="table-row">
      <style:table-row-properties/>
    </style:style>
    <style:style style:name="TableCell10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0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09" style:family="table-cell">
      <style:table-cell-properties fo:border="none" style:writing-mode="lr-tb" fo:padding-top="0in" fo:padding-left="0.1041in" fo:padding-bottom="0in" fo:padding-right="0.1041in"/>
    </style:style>
    <style:style style:name="P11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11" style:family="table-row">
      <style:table-row-properties/>
    </style:style>
    <style:style style:name="TableCell1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19" style:family="table-cell">
      <style:table-cell-properties fo:border="none" style:writing-mode="lr-tb" fo:padding-top="0in" fo:padding-left="0.1041in" fo:padding-bottom="0in" fo:padding-right="0.1041in"/>
    </style:style>
    <style:style style:name="P12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F" fo:font-size="9pt" style:font-size-asian="9pt" style:font-size-complex="9pt" style:language-asian="en" style:country-asian="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certifi==2020.6.20</text:p>
            <text:p text:style-name="P7">chardet==3.0.4</text:p>
            <text:p text:style-name="P8">click==7.1.2</text:p>
            <text:p text:style-name="P9">Flask==1.1.2</text:p>
            <text:p text:style-name="P10">idna==2.10</text:p>
            <text:p text:style-name="P11">itsdangerous==1.1.0</text:p>
            <text:p text:style-name="P12">Jinja2==2.11.2</text:p>
            <text:p text:style-name="P13">joblib==0.15.1</text:p>
            <text:p text:style-name="P14">jsonify==0.5</text:p>
            <text:p text:style-name="P15">MarkupSafe==1.1.1</text:p>
            <text:p text:style-name="P16">numpy==1.19.0</text:p>
            <text:p text:style-name="P17">requests==2.24.0</text:p>
            <text:p text:style-name="P18">scikit-learn==0.23.1</text:p>
            <text:p text:style-name="P19">scipy==1.5.0</text:p>
            <text:p text:style-name="P20">sklearn==0.0</text:p>
            <text:p text:style-name="P21">threadpoolctl==2.1.0</text:p>
            <text:p text:style-name="P22">urllib3==1.25.9</text:p>
            <text:p text:style-name="P23">Werkzeug==1.0.1</text:p>
            <text:p text:style-name="P24">wincertstore==0.2</text:p>
            <text:p text:style-name="P25">gunicorn</text:p>
          </table:table-cell>
          <table:table-cell>
            <text:p text:style-name="P25"/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etri p</meta:initial-creator>
    <dc:creator>Vetri p</dc:creator>
    <meta:creation-date>2022-02-03T04:36:00Z</meta:creation-date>
    <dc:date>2022-02-03T04:38:00Z</dc:date>
    <meta:template xlink:href="Normal" xlink:type="simple"/>
    <meta:editing-cycles>1</meta:editing-cycles>
    <meta:editing-duration>PT120S</meta:editing-duration>
    <meta:document-statistic meta:page-count="1" meta:paragraph-count="1" meta:word-count="55" meta:character-count="368" meta:row-count="2" meta:non-whitespace-character-count="314"/>
  </office:meta>
</office:document-meta>
</file>